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6.8207" calcext:value-type="float">
            <text:p>6.8207</text:p>
          </table:table-cell>
          <table:table-cell table:formula="of:=MAX([.J4:.Q4])" office:value-type="float" office:value="330.931" calcext:value-type="float">
            <text:p>330.931</text:p>
          </table:table-cell>
          <table:table-cell table:formula="of:=AVERAGE([.J4:.Q4])" office:value-type="float" office:value="234.5545875" calcext:value-type="float">
            <text:p>234.5545875</text:p>
          </table:table-cell>
          <table:table-cell table:formula="of:=[.H4]-[.D4]" office:value-type="float" office:value="1201.2454125" calcext:value-type="float">
            <text:p>1201.2454125</text:p>
          </table:table-cell>
          <table:table-cell table:style-name="ce1" table:formula="of:=[.H4]-[.C4]" office:value-type="float" office:value="1104.869" calcext:value-type="float">
            <text:p>1104.869</text:p>
          </table:table-cell>
          <table:table-cell table:style-name="ce1" table:formula="of:=[.H4]-[.B4]" office:value-type="float" office:value="1428.9793" calcext:value-type="float">
            <text:p>1428.9793</text:p>
          </table:table-cell>
          <table:table-cell office:value-type="float" office:value="1435.8" calcext:value-type="float">
            <text:p>1435.8</text:p>
          </table:table-cell>
          <table:table-cell office:value-type="float" office:value="512" calcext:value-type="float">
            <text:p>512</text:p>
          </table:table-cell>
          <table:table-cell office:value-type="float" office:value="6.8207" calcext:value-type="float">
            <text:p>6.8207</text:p>
          </table:table-cell>
          <table:table-cell office:value-type="float" office:value="237.389" calcext:value-type="float">
            <text:p>237.389</text:p>
          </table:table-cell>
          <table:table-cell office:value-type="float" office:value="229.964" calcext:value-type="float">
            <text:p>229.964</text:p>
          </table:table-cell>
          <table:table-cell office:value-type="float" office:value="284.029" calcext:value-type="float">
            <text:p>284.029</text:p>
          </table:table-cell>
          <table:table-cell office:value-type="float" office:value="231.413" calcext:value-type="float">
            <text:p>231.413</text:p>
          </table:table-cell>
          <table:table-cell office:value-type="float" office:value="283.221" calcext:value-type="float">
            <text:p>283.221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330.931" calcext:value-type="float">
            <text:p>330.9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10.8832" calcext:value-type="float">
            <text:p>10.8832</text:p>
          </table:table-cell>
          <table:table-cell table:style-name="ce2" table:formula="of:=MAX([.J5:.Q5])" office:value-type="float" office:value="408.427" calcext:value-type="float">
            <text:p>408.427</text:p>
          </table:table-cell>
          <table:table-cell table:style-name="ce2" table:formula="of:=AVERAGE([.J5:.Q5])" office:value-type="float" office:value="286.436775" calcext:value-type="float">
            <text:p>286.436775</text:p>
          </table:table-cell>
          <table:table-cell table:style-name="ce2" table:formula="of:=[.H5]-[.D5]" office:value-type="float" office:value="1047.573225" calcext:value-type="float">
            <text:p>1047.573225</text:p>
          </table:table-cell>
          <table:table-cell table:style-name="ce2" table:formula="of:=[.H5]-[.C5]" office:value-type="float" office:value="925.583" calcext:value-type="float">
            <text:p>925.583</text:p>
          </table:table-cell>
          <table:table-cell table:style-name="ce2" table:formula="of:=[.H5]-[.B5]" office:value-type="float" office:value="1323.1268" calcext:value-type="float">
            <text:p>1323.1268</text:p>
          </table:table-cell>
          <table:table-cell office:value-type="float" office:value="1334.01" calcext:value-type="float">
            <text:p>1334.01</text:p>
          </table:table-cell>
          <table:table-cell office:value-type="float" office:value="256" calcext:value-type="float">
            <text:p>256</text:p>
          </table:table-cell>
          <table:table-cell office:value-type="float" office:value="10.8832" calcext:value-type="float">
            <text:p>10.883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278.02" calcext:value-type="float">
            <text:p>278.02</text:p>
          </table:table-cell>
          <table:table-cell office:value-type="float" office:value="354.462" calcext:value-type="float">
            <text:p>354.462</text:p>
          </table:table-cell>
          <table:table-cell office:value-type="float" office:value="335.403" calcext:value-type="float">
            <text:p>335.403</text:p>
          </table:table-cell>
          <table:table-cell office:value-type="float" office:value="408.427" calcext:value-type="float">
            <text:p>408.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15.0016" calcext:value-type="float">
            <text:p>15.0016</text:p>
          </table:table-cell>
          <table:table-cell table:style-name="ce1" table:formula="of:=MAX([.J6:.Q6])" office:value-type="float" office:value="441.296" calcext:value-type="float">
            <text:p>441.296</text:p>
          </table:table-cell>
          <table:table-cell table:formula="of:=AVERAGE([.J6:.Q6])" office:value-type="float" office:value="318.0462" calcext:value-type="float">
            <text:p>318.0462</text:p>
          </table:table-cell>
          <table:table-cell table:style-name="ce1" table:formula="of:=[.H6]-[.D6]" office:value-type="float" office:value="951.0138" calcext:value-type="float">
            <text:p>951.0138</text:p>
          </table:table-cell>
          <table:table-cell table:style-name="ce1" table:formula="of:=[.H6]-[.C6]" office:value-type="float" office:value="827.764" calcext:value-type="float">
            <text:p>827.764</text:p>
          </table:table-cell>
          <table:table-cell table:style-name="ce1" table:formula="of:=[.H6]-[.B6]" office:value-type="float" office:value="1254.0584" calcext:value-type="float">
            <text:p>1254.0584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128" calcext:value-type="float">
            <text:p>128</text:p>
          </table:table-cell>
          <table:table-cell office:value-type="float" office:value="15.0016" calcext:value-type="float">
            <text:p>15.0016</text:p>
          </table:table-cell>
          <table:table-cell office:value-type="float" office:value="303.515" calcext:value-type="float">
            <text:p>303.515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306.441" calcext:value-type="float">
            <text:p>306.441</text:p>
          </table:table-cell>
          <table:table-cell office:value-type="float" office:value="396.969" calcext:value-type="float">
            <text:p>396.969</text:p>
          </table:table-cell>
          <table:table-cell office:value-type="float" office:value="387.476" calcext:value-type="float">
            <text:p>387.476</text:p>
          </table:table-cell>
          <table:table-cell office:value-type="float" office:value="441.296" calcext:value-type="float">
            <text:p>441.2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7.4472" calcext:value-type="float">
            <text:p>7.4472</text:p>
          </table:table-cell>
          <table:table-cell table:style-name="ce3" table:formula="of:=MAX([.J7:.Q7])" office:value-type="float" office:value="539.469" calcext:value-type="float">
            <text:p>539.469</text:p>
          </table:table-cell>
          <table:table-cell table:style-name="ce4" table:formula="of:=AVERAGE([.J7:.Q7])" office:value-type="float" office:value="364.630525" calcext:value-type="float">
            <text:p>364.630525</text:p>
          </table:table-cell>
          <table:table-cell table:style-name="ce2" table:formula="of:=[.H7]-[.D7]" office:value-type="float" office:value="880.169475" calcext:value-type="float">
            <text:p>880.169475</text:p>
          </table:table-cell>
          <table:table-cell table:style-name="ce2" table:formula="of:=[.H7]-[.C7]" office:value-type="float" office:value="705.331" calcext:value-type="float">
            <text:p>705.331</text:p>
          </table:table-cell>
          <table:table-cell table:style-name="ce6" table:formula="of:=[.H7]-[.B7]" office:value-type="float" office:value="1237.3528" calcext:value-type="float">
            <text:p>1237.3528</text:p>
          </table:table-cell>
          <table:table-cell table:style-name="ce1" office:value-type="float" office:value="1244.8" calcext:value-type="float">
            <text:p>1244.8</text:p>
          </table:table-cell>
          <table:table-cell office:value-type="float" office:value="64" calcext:value-type="float">
            <text:p>64</text:p>
          </table:table-cell>
          <table:table-cell office:value-type="float" office:value="7.4472" calcext:value-type="float">
            <text:p>7.4472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27.731" calcext:value-type="float">
            <text:p>327.731</text:p>
          </table:table-cell>
          <table:table-cell office:value-type="float" office:value="465.886" calcext:value-type="float">
            <text:p>465.886</text:p>
          </table:table-cell>
          <table:table-cell office:value-type="float" office:value="334.955" calcext:value-type="float">
            <text:p>334.955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455.688" calcext:value-type="float">
            <text:p>455.688</text:p>
          </table:table-cell>
          <table:table-cell office:value-type="float" office:value="539.469" calcext:value-type="float">
            <text:p>539.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12.3681" calcext:value-type="float">
            <text:p>12.3681</text:p>
          </table:table-cell>
          <table:table-cell table:formula="of:=MAX([.J8:.Q8])" office:value-type="float" office:value="550.813" calcext:value-type="float">
            <text:p>550.813</text:p>
          </table:table-cell>
          <table:table-cell table:style-name="ce3" table:formula="of:=AVERAGE([.J8:.Q8])" office:value-type="float" office:value="383.4347625" calcext:value-type="float">
            <text:p>383.4347625</text:p>
          </table:table-cell>
          <table:table-cell table:style-name="ce5" table:formula="of:=[.H8]-[.D8]" office:value-type="float" office:value="818.8852375" calcext:value-type="float">
            <text:p>818.8852375</text:p>
          </table:table-cell>
          <table:table-cell table:style-name="ce5" table:formula="of:=[.H8]-[.C8]" office:value-type="float" office:value="651.507" calcext:value-type="float">
            <text:p>651.507</text:p>
          </table:table-cell>
          <table:table-cell table:style-name="ce5" table:formula="of:=[.H8]-[.B8]" office:value-type="float" office:value="1189.9519" calcext:value-type="float">
            <text:p>1189.9519</text:p>
          </table:table-cell>
          <table:table-cell table:style-name="ce1" office:value-type="float" office:value="1202.32" calcext:value-type="float">
            <text:p>1202.32</text:p>
          </table:table-cell>
          <table:table-cell office:value-type="float" office:value="32" calcext:value-type="float">
            <text:p>32</text:p>
          </table:table-cell>
          <table:table-cell office:value-type="float" office:value="12.3681" calcext:value-type="float">
            <text:p>12.3681</text:p>
          </table:table-cell>
          <table:table-cell office:value-type="float" office:value="341.618" calcext:value-type="float">
            <text:p>341.618</text:p>
          </table:table-cell>
          <table:table-cell office:value-type="float" office:value="335.659" calcext:value-type="float">
            <text:p>335.659</text:p>
          </table:table-cell>
          <table:table-cell office:value-type="float" office:value="492.761" calcext:value-type="float">
            <text:p>492.761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488.716" calcext:value-type="float">
            <text:p>488.716</text:p>
          </table:table-cell>
          <table:table-cell office:value-type="float" office:value="503.031" calcext:value-type="float">
            <text:p>503.031</text:p>
          </table:table-cell>
          <table:table-cell office:value-type="float" office:value="550.813" calcext:value-type="float">
            <text:p>550.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7.69" calcext:value-type="float">
            <text:p>7.69</text:p>
          </table:table-cell>
          <table:table-cell table:style-name="ce1" table:formula="of:=MAX([.J9:.Q9])" office:value-type="float" office:value="623.08" calcext:value-type="float">
            <text:p>623.08</text:p>
          </table:table-cell>
          <table:table-cell table:style-name="ce3" table:formula="of:=AVERAGE([.J9:.Q9])" office:value-type="float" office:value="428.5255" calcext:value-type="float">
            <text:p>428.5255</text:p>
          </table:table-cell>
          <table:table-cell table:style-name="ce5" table:formula="of:=[.H9]-[.D9]" office:value-type="float" office:value="773.9345" calcext:value-type="float">
            <text:p>773.9345</text:p>
          </table:table-cell>
          <table:table-cell table:style-name="ce5" table:formula="of:=[.H9]-[.C9]" office:value-type="float" office:value="579.38" calcext:value-type="float">
            <text:p>579.38</text:p>
          </table:table-cell>
          <table:table-cell table:style-name="ce5" table:formula="of:=[.H9]-[.B9]" office:value-type="float" office:value="1194.77" calcext:value-type="float">
            <text:p>1194.77</text:p>
          </table:table-cell>
          <table:table-cell table:style-name="ce1" office:value-type="float" office:value="1202.46" calcext:value-type="float">
            <text:p>1202.46</text:p>
          </table:table-cell>
          <table:table-cell office:value-type="float" office:value="16" calcext:value-type="float">
            <text:p>16</text:p>
          </table:table-cell>
          <table:table-cell office:value-type="float" office:value="7.69" calcext:value-type="float">
            <text:p>7.69</text:p>
          </table:table-cell>
          <table:table-cell office:value-type="float" office:value="392.72" calcext:value-type="float">
            <text:p>392.72</text:p>
          </table:table-cell>
          <table:table-cell office:value-type="float" office:value="390.83" calcext:value-type="float">
            <text:p>390.83</text:p>
          </table:table-cell>
          <table:table-cell office:value-type="float" office:value="543.089" calcext:value-type="float">
            <text:p>543.089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546.01" calcext:value-type="float">
            <text:p>546.01</text:p>
          </table:table-cell>
          <table:table-cell office:value-type="float" office:value="536.281" calcext:value-type="float">
            <text:p>536.281</text:p>
          </table:table-cell>
          <table:table-cell office:value-type="float" office:value="623.08" calcext:value-type="float">
            <text:p>623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03" calcext:value-type="float">
            <text:p>5.03</text:p>
          </table:table-cell>
          <table:table-cell table:style-name="ce1" table:formula="of:=MAX([.J10:.Q10])" office:value-type="float" office:value="646.657" calcext:value-type="float">
            <text:p>646.657</text:p>
          </table:table-cell>
          <table:table-cell table:style-name="ce3" table:formula="of:=AVERAGE([.J10:.Q10])" office:value-type="float" office:value="447.9475" calcext:value-type="float">
            <text:p>447.9475</text:p>
          </table:table-cell>
          <table:table-cell table:style-name="ce5" table:formula="of:=[.H10]-[.D10]" office:value-type="float" office:value="681.7125" calcext:value-type="float">
            <text:p>681.7125</text:p>
          </table:table-cell>
          <table:table-cell table:style-name="ce5" table:formula="of:=[.H10]-[.C10]" office:value-type="float" office:value="483.003" calcext:value-type="float">
            <text:p>483.003</text:p>
          </table:table-cell>
          <table:table-cell table:style-name="ce5" table:formula="of:=[.H10]-[.B10]" office:value-type="float" office:value="1124.63" calcext:value-type="float">
            <text:p>1124.63</text:p>
          </table:table-cell>
          <table:table-cell table:style-name="ce1" office:value-type="float" office:value="1129.66" calcext:value-type="float">
            <text:p>1129.66</text:p>
          </table:table-cell>
          <table:table-cell office:value-type="float" office:value="8" calcext:value-type="float">
            <text:p>8</text:p>
          </table:table-cell>
          <table:table-cell office:value-type="float" office:value="5.03" calcext:value-type="float">
            <text:p>5.03</text:p>
          </table:table-cell>
          <table:table-cell office:value-type="float" office:value="400.202" calcext:value-type="float">
            <text:p>400.202</text:p>
          </table:table-cell>
          <table:table-cell office:value-type="float" office:value="396.691" calcext:value-type="float">
            <text:p>396.691</text:p>
          </table:table-cell>
          <table:table-cell office:value-type="float" office:value="578.712" calcext:value-type="float">
            <text:p>578.712</text:p>
          </table:table-cell>
          <table:table-cell office:value-type="float" office:value="398.808" calcext:value-type="float">
            <text:p>398.808</text:p>
          </table:table-cell>
          <table:table-cell office:value-type="float" office:value="577.73" calcext:value-type="float">
            <text:p>577.73</text:p>
          </table:table-cell>
          <table:table-cell office:value-type="float" office:value="579.75" calcext:value-type="float">
            <text:p>579.75</text:p>
          </table:table-cell>
          <table:table-cell office:value-type="float" office:value="646.657" calcext:value-type="float">
            <text:p>646.6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21.5302" calcext:value-type="float">
            <text:p>21.5302</text:p>
          </table:table-cell>
          <table:table-cell table:style-name="ce1" table:formula="of:=MAX([.J11:.Q11])" office:value-type="float" office:value="1416.39" calcext:value-type="float">
            <text:p>1416.39</text:p>
          </table:table-cell>
          <table:table-cell table:formula="of:=AVERAGE([.J11:.Q11])" office:value-type="float" office:value="941.944275" calcext:value-type="float">
            <text:p>941.944275</text:p>
          </table:table-cell>
          <table:table-cell table:formula="of:=([.H11]-[.D11])/2" office:value-type="float" office:value="739.3828625" calcext:value-type="float">
            <text:p>739.3828625</text:p>
          </table:table-cell>
          <table:table-cell table:formula="of:=([.H11]-[.C11])/2" office:value-type="float" office:value="502.16" calcext:value-type="float">
            <text:p>502.16</text:p>
          </table:table-cell>
          <table:table-cell table:formula="of:=([.H11]-[.B11])/2" office:value-type="float" office:value="1199.5899" calcext:value-type="float">
            <text:p>1199.5899</text:p>
          </table:table-cell>
          <table:table-cell office:value-type="float" office:value="2420.71" calcext:value-type="float">
            <text:p>2420.71</text:p>
          </table:table-cell>
          <table:table-cell office:value-type="float" office:value="8" calcext:value-type="float">
            <text:p>8</text:p>
          </table:table-cell>
          <table:table-cell office:value-type="float" office:value="21.5302" calcext:value-type="float">
            <text:p>21.5302</text:p>
          </table:table-cell>
          <table:table-cell office:value-type="float" office:value="818.688" calcext:value-type="float">
            <text:p>818.688</text:p>
          </table:table-cell>
          <table:table-cell office:value-type="float" office:value="816.808" calcext:value-type="float">
            <text:p>816.808</text:p>
          </table:table-cell>
          <table:table-cell office:value-type="float" office:value="1210.52" calcext:value-type="float">
            <text:p>1210.52</text:p>
          </table:table-cell>
          <table:table-cell office:value-type="float" office:value="820.738" calcext:value-type="float">
            <text:p>820.738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1219.22" calcext:value-type="float">
            <text:p>1219.22</text:p>
          </table:table-cell>
          <table:table-cell office:value-type="float" office:value="1416.39" calcext:value-type="float">
            <text:p>1416.3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35.8398" calcext:value-type="float">
            <text:p>35.8398</text:p>
          </table:table-cell>
          <table:table-cell table:style-name="ce1" table:formula="of:=MAX([.J12:.Q12])" office:value-type="float" office:value="3312.24" calcext:value-type="float">
            <text:p>3312.24</text:p>
          </table:table-cell>
          <table:table-cell table:style-name="ce3" table:formula="of:=AVERAGE([.J12:.Q12])" office:value-type="float" office:value="2034.832475" calcext:value-type="float">
            <text:p>2034.832475</text:p>
          </table:table-cell>
          <table:table-cell table:style-name="ce1" table:formula="of:=([.H12]-[.D12])/4" office:value-type="float" office:value="852.63688125" calcext:value-type="float">
            <text:p>852.63688125</text:p>
          </table:table-cell>
          <table:table-cell table:formula="of:=([.H12]-[.C12])/4" office:value-type="float" office:value="533.285" calcext:value-type="float">
            <text:p>533.285</text:p>
          </table:table-cell>
          <table:table-cell table:formula="of:=([.H12]-[.B12])/4" office:value-type="float" office:value="1352.38505" calcext:value-type="float">
            <text:p>1352.38505</text:p>
          </table:table-cell>
          <table:table-cell office:value-type="float" office:value="5445.38" calcext:value-type="float">
            <text:p>5445.38</text:p>
          </table:table-cell>
          <table:table-cell office:value-type="float" office:value="8" calcext:value-type="float">
            <text:p>8</text:p>
          </table:table-cell>
          <table:table-cell office:value-type="float" office:value="35.8398" calcext:value-type="float">
            <text:p>35.8398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586.71" calcext:value-type="float">
            <text:p>1586.71</text:p>
          </table:table-cell>
          <table:table-cell office:value-type="float" office:value="2731.31" calcext:value-type="float">
            <text:p>2731.31</text:p>
          </table:table-cell>
          <table:table-cell office:value-type="float" office:value="1587.1" calcext:value-type="float">
            <text:p>1587.1</text:p>
          </table:table-cell>
          <table:table-cell office:value-type="float" office:value="2720" calcext:value-type="float">
            <text:p>2720</text:p>
          </table:table-cell>
          <table:table-cell office:value-type="float" office:value="2720.28" calcext:value-type="float">
            <text:p>2720.28</text:p>
          </table:table-cell>
          <table:table-cell office:value-type="float" office:value="3312.24" calcext:value-type="float">
            <text:p>3312.24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0" calcext:value-type="float">
            <text:p>0</text:p>
          </table:table-cell>
          <table:table-cell table:formula="of:=MAX([.J20:.Q20])" office:value-type="float" office:value="0" calcext:value-type="float">
            <text:p>0</text:p>
          </table:table-cell>
          <table:table-cell table:formula="of:=AVERAGE([.J20:.Q20])" office:value-type="float" office:value="0" calcext:value-type="float">
            <text:p>0</text:p>
          </table:table-cell>
          <table:table-cell table:style-name="ce1" table:formula="of:=[.H20]-[.D20]" office:value-type="float" office:value="0" calcext:value-type="float">
            <text:p>0</text:p>
          </table:table-cell>
          <table:table-cell table:style-name="ce1" table:formula="of:=[.H20]-[.C20]" office:value-type="float" office:value="0" calcext:value-type="float">
            <text:p>0</text:p>
          </table:table-cell>
          <table:table-cell table:style-name="ce1" table:formula="of:=[.H20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0" calcext:value-type="float">
            <text:p>0</text:p>
          </table:table-cell>
          <table:table-cell table:style-name="ce2" table:formula="of:=MAX([.J21:.Q21])" office:value-type="float" office:value="0" calcext:value-type="float">
            <text:p>0</text:p>
          </table:table-cell>
          <table:table-cell table:style-name="ce2" table:formula="of:=AVERAGE([.J21:.Q21])" office:value-type="float" office:value="0" calcext:value-type="float">
            <text:p>0</text:p>
          </table:table-cell>
          <table:table-cell table:style-name="ce2" table:formula="of:=[.H21]-[.D21]" office:value-type="float" office:value="0" calcext:value-type="float">
            <text:p>0</text:p>
          </table:table-cell>
          <table:table-cell table:style-name="ce2" table:formula="of:=[.H21]-[.C21]" office:value-type="float" office:value="0" calcext:value-type="float">
            <text:p>0</text:p>
          </table:table-cell>
          <table:table-cell table:style-name="ce2" table:formula="of:=[.H21]-[.B2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0" calcext:value-type="float">
            <text:p>0</text:p>
          </table:table-cell>
          <table:table-cell table:style-name="ce1" table:formula="of:=MAX([.J22:.Q22])" office:value-type="float" office:value="0" calcext:value-type="float">
            <text:p>0</text:p>
          </table:table-cell>
          <table:table-cell table:style-name="ce1" table:formula="of:=AVERAGE([.J22:.Q22])" office:value-type="float" office:value="0" calcext:value-type="float">
            <text:p>0</text:p>
          </table:table-cell>
          <table:table-cell table:style-name="ce1" table:formula="of:=[.H22]-[.D22]" office:value-type="float" office:value="0" calcext:value-type="float">
            <text:p>0</text:p>
          </table:table-cell>
          <table:table-cell table:style-name="ce1" table:formula="of:=[.H22]-[.C22]" office:value-type="float" office:value="0" calcext:value-type="float">
            <text:p>0</text:p>
          </table:table-cell>
          <table:table-cell table:style-name="ce1" table:formula="of:=[.H22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0" calcext:value-type="float">
            <text:p>0</text:p>
          </table:table-cell>
          <table:table-cell table:style-name="ce1" table:formula="of:=MAX([.J23:.Q23])" office:value-type="float" office:value="0" calcext:value-type="float">
            <text:p>0</text:p>
          </table:table-cell>
          <table:table-cell table:style-name="ce1" table:formula="of:=AVERAGE([.J23:.Q23])" office:value-type="float" office:value="0" calcext:value-type="float">
            <text:p>0</text:p>
          </table:table-cell>
          <table:table-cell table:style-name="ce1" table:formula="of:=[.H23]-[.D23]" office:value-type="float" office:value="0" calcext:value-type="float">
            <text:p>0</text:p>
          </table:table-cell>
          <table:table-cell table:style-name="ce1" table:formula="of:=[.H23]-[.C23]" office:value-type="float" office:value="0" calcext:value-type="float">
            <text:p>0</text:p>
          </table:table-cell>
          <table:table-cell table:style-name="ce1" table:formula="of:=[.H23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0" calcext:value-type="float">
            <text:p>0</text:p>
          </table:table-cell>
          <table:table-cell table:style-name="ce1" table:formula="of:=MAX([.J24:.Q24])" office:value-type="float" office:value="0" calcext:value-type="float">
            <text:p>0</text:p>
          </table:table-cell>
          <table:table-cell table:formula="of:=AVERAGE([.J24:.Q24])" office:value-type="float" office:value="0" calcext:value-type="float">
            <text:p>0</text:p>
          </table:table-cell>
          <table:table-cell table:style-name="ce1" table:formula="of:=[.H24]-[.D24]" office:value-type="float" office:value="0" calcext:value-type="float">
            <text:p>0</text:p>
          </table:table-cell>
          <table:table-cell table:style-name="ce1" table:formula="of:=[.H24]-[.C24]" office:value-type="float" office:value="0" calcext:value-type="float">
            <text:p>0</text:p>
          </table:table-cell>
          <table:table-cell table:style-name="ce1" table:formula="of:=[.H24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0" calcext:value-type="float">
            <text:p>0</text:p>
          </table:table-cell>
          <table:table-cell table:style-name="ce1" table:formula="of:=MAX([.J25:.Q25])" office:value-type="float" office:value="0" calcext:value-type="float">
            <text:p>0</text:p>
          </table:table-cell>
          <table:table-cell table:style-name="ce1" table:formula="of:=AVERAGE([.J25:.Q25])" office:value-type="float" office:value="0" calcext:value-type="float">
            <text:p>0</text:p>
          </table:table-cell>
          <table:table-cell table:style-name="ce1" table:formula="of:=[.H25]-[.D25]" office:value-type="float" office:value="0" calcext:value-type="float">
            <text:p>0</text:p>
          </table:table-cell>
          <table:table-cell table:style-name="ce1" table:formula="of:=[.H25]-[.C25]" office:value-type="float" office:value="0" calcext:value-type="float">
            <text:p>0</text:p>
          </table:table-cell>
          <table:table-cell table:style-name="ce1" table:formula="of:=[.H25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0" calcext:value-type="float">
            <text:p>0</text:p>
          </table:table-cell>
          <table:table-cell table:style-name="ce1" table:formula="of:=MAX([.J26:.Q26])" office:value-type="float" office:value="0" calcext:value-type="float">
            <text:p>0</text:p>
          </table:table-cell>
          <table:table-cell table:formula="of:=AVERAGE([.J26:.Q26])" office:value-type="float" office:value="0" calcext:value-type="float">
            <text:p>0</text:p>
          </table:table-cell>
          <table:table-cell table:style-name="ce1" table:formula="of:=[.H26]-[.D26]" office:value-type="float" office:value="0" calcext:value-type="float">
            <text:p>0</text:p>
          </table:table-cell>
          <table:table-cell table:style-name="ce1" table:formula="of:=[.H26]-[.C26]" office:value-type="float" office:value="0" calcext:value-type="float">
            <text:p>0</text:p>
          </table:table-cell>
          <table:table-cell table:style-name="ce1" table:formula="of:=[.H26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0" calcext:value-type="float">
            <text:p>0</text:p>
          </table:table-cell>
          <table:table-cell table:style-name="ce1" table:formula="of:=MAX([.J27:.Q27])" office:value-type="float" office:value="0" calcext:value-type="float">
            <text:p>0</text:p>
          </table:table-cell>
          <table:table-cell table:style-name="ce1" table:formula="of:=AVERAGE([.J27:.Q27])" office:value-type="float" office:value="0" calcext:value-type="float">
            <text:p>0</text:p>
          </table:table-cell>
          <table:table-cell table:formula="of:=([.H27]-[.D27])/2" office:value-type="float" office:value="0" calcext:value-type="float">
            <text:p>0</text:p>
          </table:table-cell>
          <table:table-cell table:formula="of:=([.H27]-[.C27])/2" office:value-type="float" office:value="0" calcext:value-type="float">
            <text:p>0</text:p>
          </table:table-cell>
          <table:table-cell table:style-name="ce1" table:formula="of:=([.H27]-[.B2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0" calcext:value-type="float">
            <text:p>0</text:p>
          </table:table-cell>
          <table:table-cell table:style-name="ce1" table:formula="of:=MAX([.J28:.Q28])" office:value-type="float" office:value="0" calcext:value-type="float">
            <text:p>0</text:p>
          </table:table-cell>
          <table:table-cell table:style-name="ce1" table:formula="of:=AVERAGE([.J28:.Q28])" office:value-type="float" office:value="0" calcext:value-type="float">
            <text:p>0</text:p>
          </table:table-cell>
          <table:table-cell table:formula="of:=([.H28]-[.D28])/4" office:value-type="float" office:value="0" calcext:value-type="float">
            <text:p>0</text:p>
          </table:table-cell>
          <table:table-cell table:formula="of:=([.H28]-[.C28])/4" office:value-type="float" office:value="0" calcext:value-type="float">
            <text:p>0</text:p>
          </table:table-cell>
          <table:table-cell table:style-name="ce1" table:formula="of:=([.H28]-[.B28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09T21:37:34.819287422</dc:date>
    <meta:editing-duration>PT7H58M28S</meta:editing-duration>
    <meta:editing-cycles>4</meta:editing-cycles>
    <meta:document-statistic meta:table-count="1" meta:cell-count="364" meta:object-count="0"/>
  </office:meta>
</office:document-meta>
</file>